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C3000002C3DE564F7E22D01DAD.png" manifest:media-type="image/png"/>
  <manifest:file-entry manifest:full-path="Pictures/10002A54000069D5000069D514834F706FEC56B8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1f3b1b" officeooo:paragraph-rsid="001f3b1b"/>
    </style:style>
    <style:style style:name="P3" style:family="paragraph" style:parent-style-name="Table_20_Contents">
      <style:paragraph-properties fo:text-align="center" style:justify-single-word="false"/>
      <style:text-properties fo:font-size="8pt" officeooo:rsid="001f433d" officeooo:paragraph-rsid="001f433d" style:font-size-asian="7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fo:font-size="8pt" officeooo:paragraph-rsid="001fa2e2" style:font-size-asian="7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fo:font-size="8pt" officeooo:rsid="001f433d" officeooo:paragraph-rsid="001f433d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officeooo:rsid="001f433d" officeooo:paragraph-rsid="001f433d"/>
    </style:style>
    <style:style style:name="P8" style:family="paragraph" style:parent-style-name="Header">
      <style:text-properties fo:font-size="2pt" style:font-size-asian="1.75pt" style:font-size-complex="2pt"/>
    </style:style>
    <style:style style:name="P9" style:family="paragraph" style:parent-style-name="Footer">
      <style:text-properties fo:font-size="2pt" style:font-size-asian="1.75pt" style:font-size-complex="2pt"/>
    </style:style>
    <style:style style:name="P10" style:family="paragraph" style:parent-style-name="Standard">
      <style:text-properties officeooo:rsid="001f3b1b" officeooo:paragraph-rsid="001f3b1b"/>
    </style:style>
    <style:style style:name="P11" style:family="paragraph" style:parent-style-name="Standard" style:list-style-name="L1">
      <style:text-properties officeooo:rsid="001f3b1b" officeooo:paragraph-rsid="001f3b1b"/>
    </style:style>
    <style:style style:name="T1" style:family="text">
      <style:text-properties officeooo:rsid="001f4f3e"/>
    </style:style>
    <style:style style:name="T2" style:family="text">
      <style:text-properties officeooo:rsid="001f433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Likely sources of problems if wrap <text:span text:style-name="T2">now </text:span>enabled in header</text:p>
      <text:list xml:id="list1238241481" text:style-name="L1">
        <text:list-item>
          <text:p text:style-name="P11">wrap settings could be anything as the person tried to get wrapping enabled.</text:p>
        </text:list-item>
        <text:list-item>
          <text:p text:style-name="P11">manual CRs doing the wrapping (ok for any no-wrap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DejaVu Sans" style:font-size-asian="10.5pt" style:language-asian="zh" style:country-asian="CN" style:font-name-complex="Times New Roman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DejaVu Sans" style:font-size-asian="10.5pt" style:language-asian="zh" style:country-asian="CN" style:font-name-complex="Times New Roman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Times New Roman" style:font-family-complex="'Times New Roman'" style:font-family-generic-complex="roman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imes New Roman" style:font-family-complex="'Times New Roman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0.8cm" table:align="margins"/>
    </style:style>
    <style:style style:name="Table2.A" style:family="table-column">
      <style:table-column-properties style:column-width="3.6cm" style:rel-column-width="21845*"/>
    </style:style>
    <style:style style:name="Table2.A1" style:family="table-cell">
      <style:table-cell-properties style:writing-mode="page"/>
    </style:style>
    <style:style style:name="Table1" style:family="table">
      <style:table-properties style:width="10.8cm" table:align="margins"/>
    </style:style>
    <style:style style:name="Table1.A" style:family="table-column">
      <style:table-column-properties style:column-width="3.6cm" style:rel-column-width="21845*"/>
    </style:style>
    <style:style style:name="Table1.A1" style:family="table-cell">
      <style:table-cell-properties style:writing-mode="page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Table_20_Contents">
      <style:paragraph-properties fo:text-align="center" style:justify-single-word="false"/>
      <style:text-properties officeooo:rsid="001f3b1b" officeooo:paragraph-rsid="001f3b1b"/>
    </style:style>
    <style:style style:name="MP3" style:family="paragraph" style:parent-style-name="Header">
      <style:text-properties fo:font-size="2pt" style:font-size-asian="1.75pt" style:font-size-complex="2pt"/>
    </style:style>
    <style:style style:name="MP4" style:family="paragraph" style:parent-style-name="Table_20_Contents">
      <style:paragraph-properties fo:text-align="center" style:justify-single-word="false"/>
      <style:text-properties fo:font-size="8pt" officeooo:rsid="001f433d" officeooo:paragraph-rsid="001f433d" style:font-size-asian="7pt" style:font-size-complex="8pt"/>
    </style:style>
    <style:style style:name="MP5" style:family="paragraph" style:parent-style-name="Table_20_Contents">
      <style:paragraph-properties fo:text-align="center" style:justify-single-word="false"/>
      <style:text-properties officeooo:rsid="001f433d" officeooo:paragraph-rsid="001f433d"/>
    </style:style>
    <style:style style:name="MP6" style:family="paragraph" style:parent-style-name="Table_20_Contents">
      <style:paragraph-properties fo:text-align="center" style:justify-single-word="false"/>
      <style:text-properties fo:font-size="8pt" officeooo:paragraph-rsid="001fa2e2" style:font-size-asian="7pt" style:font-size-complex="8pt"/>
    </style:style>
    <style:style style:name="MP7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8" style:family="paragraph" style:parent-style-name="Table_20_Contents">
      <style:paragraph-properties fo:text-align="center" style:justify-single-word="false"/>
      <style:text-properties fo:font-size="8pt" officeooo:rsid="001f433d" officeooo:paragraph-rsid="001f433d" style:font-size-asian="8pt" style:font-size-complex="8pt"/>
    </style:style>
    <style:style style:name="MP9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1f4f3e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Graphics">
      <style:graphic-properties style:run-through="foreground" style:wrap="left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6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4.801cm" fo:page-height="10.5cm" style:num-format="1" style:print-orientation="landscape" fo:margin-top="1.799cm" fo:margin-bottom="1.7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#fff5ce" style:dynamic-spacing="false" draw:fill="solid" draw:fill-color="#fff5ce" draw:opacity="100%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<draw:frame draw:style-name="Mfr1" draw:name="Image4" text:anchor-type="char" svg:x="1.296cm" svg:y="0.058cm" svg:width="1.328cm" svg:height="1.328cm" draw:z-index="0"><draw:image xlink:href="Pictures/10002A54000069D5000069D514834F706FEC56B8.svg" xlink:type="simple" xlink:show="embed" xlink:actuate="onLoad" loext:mime-type="image/svg+xml"/><draw:image xlink:href="Pictures/10000201000002C3000002C3DE564F7E22D01DAD.png" xlink:type="simple" xlink:show="embed" xlink:actuate="onLoad" loext:mime-type="image/png"/></draw:frame></text:p>
              <text:p text:style-name="MP1"/>
              <text:p text:style-name="MP1"/>
              <text:p text:style-name="MP2">Manual wrap</text:p>
            </table:table-cell>
            <table:table-cell table:style-name="Table2.A1" office:value-type="string">
              <text:p text:style-name="MP2"><draw:frame draw:style-name="Mfr2" draw:name="Image6" text:anchor-type="char" svg:width="1.251cm" svg:height="1.251cm" draw:z-index="2"><draw:image xlink:href="Pictures/10002A54000069D5000069D514834F706FEC56B8.svg" xlink:type="simple" xlink:show="embed" xlink:actuate="onLoad" loext:mime-type="image/svg+xml"/><draw:image xlink:href="Pictures/10000201000002C3000002C3DE564F7E22D01DAD.png" xlink:type="simple" xlink:show="embed" xlink:actuate="onLoad" loext:mime-type="image/png"/></draw:frame></text:p>
              <text:p text:style-name="MP2"/>
              <text:p text:style-name="MP2"/>
              <text:p text:style-name="MP2">No wrap</text:p>
            </table:table-cell>
            <table:table-cell table:style-name="Table2.A1" office:value-type="string">
              <text:p text:style-name="MP1"><draw:frame draw:style-name="Mfr3" draw:name="Image5" text:anchor-type="char" svg:width="1.487cm" svg:height="1.487cm" draw:z-index="1"><draw:image xlink:href="Pictures/10002A54000069D5000069D514834F706FEC56B8.svg" xlink:type="simple" xlink:show="embed" xlink:actuate="onLoad" loext:mime-type="image/svg+xml"/><draw:image xlink:href="Pictures/10000201000002C3000002C3DE564F7E22D01DAD.png" xlink:type="simple" xlink:show="embed" xlink:actuate="onLoad" loext:mime-type="image/png"/></draw:frame></text:p>
              <text:p text:style-name="MP1"/>
              <text:p text:style-name="MP1"/>
              <text:p text:style-name="MP2">default wrap</text:p>
            </table:table-cell>
          </table:table-row>
        </table:table>
        <text:p text:style-name="MP3"/>
      </style:header>
      <style:footer>
        <table:table table:name="Table1" table:style-name="Table1">
          <table:table-column table:style-name="Table1.A" table:number-columns-repeated="3"/>
          <table:table-row>
            <table:table-cell table:style-name="Table1.A1" office:value-type="string">
              <text:p text:style-name="MP4"><draw:frame draw:style-name="Mfr4" draw:name="Image1" text:anchor-type="char" svg:width="0.838cm" svg:height="0.838cm" draw:z-index="3"><draw:image xlink:href="Pictures/10002A54000069D5000069D514834F706FEC56B8.svg" xlink:type="simple" xlink:show="embed" xlink:actuate="onLoad" loext:mime-type="image/svg+xml"/><draw:image xlink:href="Pictures/10000201000002C3000002C3DE564F7E22D01DAD.png" xlink:type="simple" xlink:show="embed" xlink:actuate="onLoad" loext:mime-type="image/png"/></draw:frame></text:p>
              <text:p text:style-name="MP4"/>
              <text:p text:style-name="MP5">wrap right</text:p>
            </table:table-cell>
            <table:table-cell table:style-name="Table1.A1" office:value-type="string">
              <text:p text:style-name="MP6"><draw:frame draw:style-name="Mfr5" draw:name="Image2" text:anchor-type="char" svg:width="0.838cm" svg:height="0.838cm" draw:z-index="4"><draw:image xlink:href="Pictures/10002A54000069D5000069D514834F706FEC56B8.svg" xlink:type="simple" xlink:show="embed" xlink:actuate="onLoad" loext:mime-type="image/svg+xml"/><draw:image xlink:href="Pictures/10000201000002C3000002C3DE564F7E22D01DAD.png" xlink:type="simple" xlink:show="embed" xlink:actuate="onLoad" loext:mime-type="image/png"/></draw:frame></text:p>
              <text:p text:style-name="MP4"/>
              <text:p text:style-name="MP5">wrap left</text:p>
            </table:table-cell>
            <table:table-cell table:style-name="Table1.A1" office:value-type="string">
              <text:p text:style-name="MP7"><draw:frame draw:style-name="Mfr6" draw:name="Image3" text:anchor-type="char" svg:width="0.838cm" svg:height="0.838cm" draw:z-index="5"><draw:image xlink:href="Pictures/10002A54000069D5000069D514834F706FEC56B8.svg" xlink:type="simple" xlink:show="embed" xlink:actuate="onLoad" loext:mime-type="image/svg+xml"/><draw:image xlink:href="Pictures/10000201000002C3000002C3DE564F7E22D01DAD.png" xlink:type="simple" xlink:show="embed" xlink:actuate="onLoad" loext:mime-type="image/png"/></draw:frame></text:p>
              <text:p text:style-name="MP8"/>
              <text:p text:style-name="MP5">wrap <text:span text:style-name="MT1">page</text:span>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6T16:55:15.260859247</meta:creation-date>
    <dc:date>2020-04-28T09:35:56.992328035</dc:date>
    <meta:editing-duration>PT23M28S</meta:editing-duration>
    <meta:editing-cycles>8</meta:editing-cycles>
    <meta:generator>LibreOffice/6.4.2.2$Linux_X86_64 LibreOffice_project/40$Build-2</meta:generator>
    <meta:document-statistic meta:table-count="2" meta:image-count="6" meta:object-count="0" meta:page-count="1" meta:paragraph-count="9" meta:word-count="46" meta:character-count="242" meta:non-whitespace-character-count="207"/>
  </office:meta>
</office:document-meta>
</file>